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a451" officeooo:paragraph-rsid="0000a451"/>
    </style:style>
    <style:style style:name="P2" style:family="paragraph" style:parent-style-name="Standard">
      <style:text-properties officeooo:rsid="0000b97a" officeooo:paragraph-rsid="0000b97a"/>
    </style:style>
    <style:style style:name="P3" style:family="paragraph" style:parent-style-name="Standard">
      <style:text-properties officeooo:rsid="0001e47d" officeooo:paragraph-rsid="0001e47d"/>
    </style:style>
    <style:style style:name="P4" style:family="paragraph" style:parent-style-name="Standard">
      <style:text-properties officeooo:rsid="0001f0cb" officeooo:paragraph-rsid="0001f0cb"/>
    </style:style>
    <style:style style:name="T1" style:family="text">
      <style:text-properties officeooo:rsid="0001e4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span text:style-name="T1">Consultar</text:span> los nombres de las ciudades cuyo distrito se encuentra entre los siguiente<text:span text:style-name="T1">s</text:span> valores:</text:p>
      <text:p text:style-name="P1"><text:tab/>-Valle</text:p>
      <text:p text:style-name="P1"><text:tab/>-Nariño</text:p>
      <text:p text:style-name="P1"><text:tab/>-Cauca</text:p>
      <text:p text:style-name="P1">Respuesta:</text:p>
      <text:p text:style-name="P1">select Name, Pupulation from city where District in (‘Valle’,’Nariño’,’Cauca’);</text:p>
      <text:p text:style-name="P1"/>
      <text:p text:style-name="P2">2) <text:span text:style-name="T1">Consultar el nombre y la expectativa de vida de los países en los que la expectativa de vida es mayor a 50 años.</text:span></text:p>
      <text:p text:style-name="P3">Respuesta:</text:p>
      <text:p text:style-name="P3">select Name, Lifeexpectancy from country where Lifeexpectancy&gt;50;</text:p>
      <text:p text:style-name="P3">3) Consultar el nombre y la expectativa de vida donde la expectativa de vida sea menor a 40 años:</text:p>
      <text:p text:style-name="P3">Respuesta:</text:p>
      <text:p text:style-name="P3">select Name, Lifeexpectancy from country where Lifeexpectancy&lt;40;</text:p>
      <text:p text:style-name="P4">4) Consultar el nombre, la población y el código de país de las ciudades cuyo código de país sea uno de los siguientes:</text:p>
      <text:p text:style-name="P4"><text:tab/>-ARG</text:p>
      <text:p text:style-name="P4"><text:tab/>-BRA</text:p>
      <text:p text:style-name="P4"><text:tab/>-COL</text:p>
      <text:p text:style-name="P4">select Name, Population, CountryCode from city where CountryCode in (‘ARG’,’BRA’,’COL’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0:16:36.792124961</meta:creation-date>
    <dc:date>2018-01-16T20:54:41.868636026</dc:date>
    <meta:editing-duration>PT7M24S</meta:editing-duration>
    <meta:editing-cycles>1</meta:editing-cycles>
    <meta:document-statistic meta:table-count="0" meta:image-count="0" meta:object-count="0" meta:page-count="1" meta:paragraph-count="17" meta:word-count="123" meta:character-count="792" meta:non-whitespace-character-count="680"/>
    <meta:generator>LibreOffice/5.1.4.2$Linux_X86_64 LibreOffice_project/10m0$Build-2</meta:generator>
  </office:meta>
</office:document-meta>
</file>